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633a" officeooo:paragraph-rsid="000e633a"/>
    </style:style>
    <style:style style:name="P2" style:family="paragraph" style:parent-style-name="Preformatted_20_Text">
      <style:text-properties officeooo:rsid="000e633a" officeooo:paragraph-rsid="0010389f"/>
    </style:style>
    <style:style style:name="P3" style:family="paragraph" style:parent-style-name="Preformatted_20_Text">
      <style:text-properties officeooo:rsid="0010389f" officeooo:paragraph-rsid="0010389f"/>
    </style:style>
    <style:style style:name="P4" style:family="paragraph" style:parent-style-name="Preformatted_20_Text">
      <style:text-properties officeooo:rsid="001198d5" officeooo:paragraph-rsid="001198d5"/>
    </style:style>
    <style:style style:name="T1" style:family="text">
      <style:text-properties officeooo:rsid="000e633a"/>
    </style:style>
    <style:style style:name="T2" style:family="text">
      <style:text-properties officeooo:rsid="000f550e"/>
    </style:style>
    <style:style style:name="T3" style:family="text">
      <style:text-properties officeooo:rsid="0010389f"/>
    </style:style>
    <style:style style:name="T4" style:family="text">
      <style:text-properties fo:font-weight="bold" style:font-weight-asian="bold" style:font-weight-complex="bold"/>
    </style:style>
    <style:style style:name="T5" style:family="text">
      <style:text-properties fo:font-weight="bold" officeooo:rsid="00150910" style:font-weight-asian="bold" style:font-weight-complex="bold"/>
    </style:style>
    <style:style style:name="T6" style:family="text">
      <style:text-properties officeooo:rsid="00130fdc"/>
    </style:style>
    <style:style style:name="T7" style:family="text">
      <style:text-properties officeooo:rsid="0014098d"/>
    </style:style>
    <style:style style:name="T8" style:family="text">
      <style:text-properties officeooo:rsid="0016c9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EPS</text:p>
      <text:p text:style-name="P1"/>
      <text:p text:style-name="P3">After entering the omf-tools directory.</text:p>
      <text:p text:style-name="P1"/>
      <text:p text:style-name="P2"><text:span text:style-name="T3">1) </text:span>. scripts/env.sh </text:p>
      <text:p text:style-name="P2"><text:span text:style-name="T3">T</text:span>o set some bash variables, e.g. RUBYLIB.</text:p>
      <text:p text:style-name="P1"/>
      <text:p text:style-name="P2"><text:span text:style-name="T3">2)</text:span> ENV=ORBIT ./scripts/prepare.sh topologies/topoAth9k2.xml </text:p>
      <text:p text:style-name="P3">To l<text:span text:style-name="T1">oad on nodes specified in the xml file the omf-tools image </text:span>able to work with these tools. It’s needed only one time for each reservation.</text:p>
      <text:p text:style-name="P3"/>
      <text:p text:style-name="P1"><text:span text:style-name="T3">The topology</text:span> topoAth9k2.xml <text:span text:style-name="T3">used in the example is as </text:span>follow<text:span text:style-name="T3">s</text:span>:</text:p>
      <text:p text:style-name="P1"/>
      <text:p text:style-name="P1">CLIENT1 &lt;---- ch 36 --------&gt; AP <text:s/>&lt;---- ch 48 ------&gt; <text:s/>CLIENT2 </text:p>
      <text:p text:style-name="P1"/>
      <text:p text:style-name="P3">To change the topology it is necessary to get to know which nodes are available. Consult the status page once logged in Orbit website. Please make sure to select nodes that have at least one interface supported by the ath9k driver (it is possible to filter such nodes in the aforementioned status page).</text:p>
      <text:p text:style-name="P2"/>
      <text:p text:style-name="P1"/>
      <text:p text:style-name="P1"><text:span text:style-name="T3">3) </text:span>omf exec exps/TestBufferbloat.rb -- --topo topologies/topoAth9k2.xml --onFeatures gso --aqmPolicy fq_codel --offFeatures rso --stabilizeDelay 100 --rate 6 --demand<text:span text:style-name="T7">s</text:span> 1<text:span text:style-name="T8">000</text:span></text:p>
      <text:p text:style-name="P1"/>
      <text:p text:style-name="P2">To run the experiment on BufferBloat described in file exps/TestBufferbloat.rb run. Meaning of the options:</text:p>
      <text:p text:style-name="P1"><text:span text:style-name="T4">demand</text:span><text:span text:style-name="T5">s</text:span>: rate in <text:span text:style-name="T8">k</text:span>bit/s of the flow <text:span text:style-name="T2">that is</text:span> generated between CLIENT1 and CLIENT2</text:p>
      <text:p text:style-name="P1"/>
      <text:p text:style-name="P1">All <text:span text:style-name="T3">the following</text:span> options apply on the AP interface which is on channel 48 <text:span text:style-name="T3">which is set to be the “bottleneck” interface in the topology file:</text:span></text:p>
      <text:p text:style-name="P1"><text:span text:style-name="T4">onFeatures</text:span> : features to activate by means of ethtool</text:p>
      <text:p text:style-name="P1"><text:span text:style-name="T4">offFeatures</text:span>: features to deactivate by means of ethtool</text:p>
      <text:p text:style-name="P1"><text:span text:style-name="T4">rate</text:span>: transmission rate</text:p>
      <text:p text:style-name="P1"><text:span text:style-name="T4">aqmPolicy</text:span>: AQM policy to apply</text:p>
      <text:p text:style-name="P1"><text:span text:style-name="T4">aqmPolicyOptions</text:span>: options for the AQM policy</text:p>
      <text:p text:style-name="P1"/>
      <text:p text:style-name="P1">To get to know which aqmPolicies are supported (and to add other options) and how they work, please refer to the implementations in the aqm directory.</text:p>
      <text:p text:style-name="P1"/>
      <text:p text:style-name="P1">As a matter of fact, aqmPolicyOptions is ignored at the moment. </text:p>
      <text:p text:style-name="P1"/>
      <text:p text:style-name="P4">While the experiment is running it is possible to log on nodes (on different console) through ssh <text:a xlink:type="simple" xlink:href="mailto:root@nodex-y" text:style-name="Internet_20_link" text:visited-style-name="Visited_20_Internet_20_Link">root@nodex-y</text:a> (without password).</text:p>
      <text:p text:style-name="P1"><text:s/></text:p>
      <text:p text:style-name="P1"><text:span text:style-name="T3">4) </text:span>./scripts/get_results.sh “directory”</text:p>
      <text:p text:style-name="P1"/>
      <text:p text:style-name="P2"><text:span text:style-name="T3">Used to collect the logs, o</text:span>nce the experiment is done. <text:span text:style-name="T3">Such logs are stored in </text:span>the directory “directory”. <text:span text:style-name="T6">Traffic logs are in the D-ITG (Distributed Internet Traffic Generator) format and can be analyzed by means of the ITGDec to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5:22:22.771154304</dc:date>
    <meta:editing-duration>PT2H38M26S</meta:editing-duration>
    <meta:editing-cycles>10</meta:editing-cycles>
    <meta:generator>LibreOffice/5.1.4.2$Linux_X86_64 LibreOffice_project/10m0$Build-2</meta:generator>
    <meta:document-statistic meta:table-count="0" meta:image-count="0" meta:object-count="0" meta:page-count="1" meta:paragraph-count="24" meta:word-count="333" meta:character-count="2058" meta:non-whitespace-character-count="1749"/>
  </office:meta>
</office:document-meta>
</file>